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875in" table:align="margins" style:writing-mode="lr-tb"/>
    </style:style>
    <style:style style:name="Table1.A" style:family="table-column">
      <style:table-column-properties style:column-width="4.3125in" style:rel-column-width="35888*"/>
    </style:style>
    <style:style style:name="Table1.B" style:family="table-column">
      <style:table-column-properties style:column-width="3.5625in" style:rel-column-width="296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7.875in" table:align="margins" style:writing-mode="lr-tb"/>
    </style:style>
    <style:style style:name="Table2.A" style:family="table-column">
      <style:table-column-properties style:column-width="7.87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7.875in" table:align="margins" style:writing-mode="lr-tb"/>
    </style:style>
    <style:style style:name="Table3.A" style:family="table-column">
      <style:table-column-properties style:column-width="7.87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7.875in" table:align="margins" style:writing-mode="lr-tb"/>
    </style:style>
    <style:style style:name="Table4.A" style:family="table-column">
      <style:table-column-properties style:column-width="7.87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7.875in" table:align="margins" style:writing-mode="lr-tb"/>
    </style:style>
    <style:style style:name="Table5.A" style:family="table-column">
      <style:table-column-properties style:column-width="3.9375in" style:rel-column-width="32768*"/>
    </style:style>
    <style:style style:name="Table5.B" style:family="table-column">
      <style:table-column-properties style:column-width="3.937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7.875in" table:align="margins" style:writing-mode="lr-tb"/>
    </style:style>
    <style:style style:name="Table6.A" style:family="table-column">
      <style:table-column-properties style:column-width="3.9375in" style:rel-column-width="32767*"/>
    </style:style>
    <style:style style:name="Table6.B" style:family="table-column">
      <style:table-column-properties style:column-width="3.937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7.875in" table:align="margins" style:writing-mode="lr-tb"/>
    </style:style>
    <style:style style:name="Table7.A" style:family="table-column">
      <style:table-column-properties style:column-width="7.87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7.875in" table:align="margins" style:writing-mode="lr-tb"/>
    </style:style>
    <style:style style:name="Table8.A" style:family="table-column">
      <style:table-column-properties style:column-width="7.87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875in" table:align="margins" style:writing-mode="lr-tb"/>
    </style:style>
    <style:style style:name="Table9.A" style:family="table-column">
      <style:table-column-properties style:column-width="7.87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875in" table:align="margins" style:writing-mode="lr-tb"/>
    </style:style>
    <style:style style:name="Table10.A" style:family="table-column">
      <style:table-column-properties style:column-width="7.87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7.875in" table:align="margins" style:writing-mode="lr-tb"/>
    </style:style>
    <style:style style:name="Table11.A" style:family="table-column">
      <style:table-column-properties style:column-width="7.87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875in" table:align="margins" style:writing-mode="lr-tb"/>
    </style:style>
    <style:style style:name="Table12.A" style:family="table-column">
      <style:table-column-properties style:column-width="3.9375in" style:rel-column-width="32768*"/>
    </style:style>
    <style:style style:name="Table12.B" style:family="table-column">
      <style:table-column-properties style:column-width="3.937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3" style:family="table">
      <style:table-properties style:width="7.875in" table:align="margins" style:writing-mode="lr-tb"/>
    </style:style>
    <style:style style:name="Table13.A" style:family="table-column">
      <style:table-column-properties style:column-width="7.87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7.875in" table:align="margins" style:writing-mode="lr-tb"/>
    </style:style>
    <style:style style:name="Table14.A" style:family="table-column">
      <style:table-column-properties style:column-width="7.87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7.875in" table:align="margins" style:writing-mode="lr-tb"/>
    </style:style>
    <style:style style:name="Table15.A" style:family="table-column">
      <style:table-column-properties style:column-width="7.87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7.875in" table:align="margins" style:writing-mode="lr-tb"/>
    </style:style>
    <style:style style:name="Table16.A" style:family="table-column">
      <style:table-column-properties style:column-width="7.87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7.875in" table:align="margins" style:writing-mode="lr-tb"/>
    </style:style>
    <style:style style:name="Table17.A" style:family="table-column">
      <style:table-column-properties style:column-width="7.87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7.875in" table:align="margins" style:writing-mode="lr-tb"/>
    </style:style>
    <style:style style:name="Table18.A" style:family="table-column">
      <style:table-column-properties style:column-width="7.875in" style:rel-column-width="65535*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officeooo:rsid="001365fd"/>
    </style:style>
    <style:style style:name="P3" style:family="paragraph" style:parent-style-name="Standard">
      <style:text-properties officeooo:rsid="00142474" officeooo:paragraph-rsid="00142474"/>
    </style:style>
    <style:style style:name="P4" style:family="paragraph" style:parent-style-name="Table_20_Contents">
      <style:text-properties officeooo:rsid="001365fd" officeooo:paragraph-rsid="001365fd"/>
    </style:style>
    <style:style style:name="P5" style:family="paragraph" style:parent-style-name="Table_20_Contents">
      <style:text-properties officeooo:rsid="00142474" officeooo:paragraph-rsid="00142474"/>
    </style:style>
    <style:style style:name="P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24pt" style:font-size-asian="24pt" style:font-size-complex="24pt"/>
    </style:style>
    <style:style style:name="P7" style:family="paragraph" style:parent-style-name="Heading_20_1">
      <style:paragraph-properties fo:line-height="115%" fo:break-before="auto" fo:break-after="auto" style:writing-mode="lr-tb"/>
    </style:style>
    <style:style style:name="P8" style:family="paragraph" style:parent-style-name="Heading_20_1">
      <style:paragraph-properties fo:line-height="115%" fo:break-before="auto" fo:break-after="auto" style:writing-mode="lr-tb"/>
      <style:text-properties officeooo:paragraph-rsid="00142474"/>
    </style:style>
    <style:style style:name="P9" style:family="paragraph" style:parent-style-name="Heading_20_1">
      <style:paragraph-properties fo:line-height="115%" fo:break-before="auto" fo:break-after="auto" style:writing-mode="lr-tb"/>
      <style:text-properties officeooo:rsid="001365fd" officeooo:paragraph-rsid="001365fd"/>
    </style:style>
    <style:style style:name="P10" style:family="paragraph" style:parent-style-name="Heading_20_1">
      <style:paragraph-properties fo:line-height="115%" style:writing-mode="lr-tb"/>
    </style:style>
    <style:style style:name="P11" style:family="paragraph" style:parent-style-name="Text_20_body">
      <style:text-properties officeooo:rsid="001365fd" officeooo:paragraph-rsid="001365fd"/>
    </style:style>
    <style:style style:name="P12" style:family="paragraph" style:parent-style-name="Text_20_body"/>
    <style:style style:name="P13" style:family="paragraph" style:parent-style-name="Text_20_body">
      <style:text-properties officeooo:rsid="00142474" officeooo:paragraph-rsid="00142474"/>
    </style:style>
    <style:style style:name="P14" style:family="paragraph" style:parent-style-name="Text_20_body" style:list-style-name="">
      <style:text-properties officeooo:rsid="00161e38" officeooo:paragraph-rsid="00161e38"/>
    </style:style>
    <style:style style:name="P15" style:family="paragraph" style:parent-style-name="Table_20_Contents">
      <style:text-properties officeooo:rsid="00143365" officeooo:paragraph-rsid="00143365"/>
    </style:style>
    <style:style style:name="P16" style:family="paragraph" style:parent-style-name="Table_20_Contents">
      <style:text-properties officeooo:rsid="00161e38" officeooo:paragraph-rsid="00161e38"/>
    </style:style>
    <style:style style:name="P17" style:family="paragraph" style:parent-style-name="Table_20_Contents">
      <style:text-properties officeooo:rsid="00175e51" officeooo:paragraph-rsid="00175e51"/>
    </style:style>
    <style:style style:name="P18" style:family="paragraph" style:parent-style-name="Table_20_Contents">
      <style:text-properties officeooo:rsid="00183162" officeooo:paragraph-rsid="00183162"/>
    </style:style>
    <style:style style:name="P19" style:family="paragraph" style:parent-style-name="Table_20_Contents">
      <style:text-properties officeooo:rsid="00199902" officeooo:paragraph-rsid="00199902"/>
    </style:style>
    <style:style style:name="T1" style:family="text">
      <style:text-properties officeooo:rsid="00142474"/>
    </style:style>
    <style:style style:name="T2" style:family="text">
      <style:text-properties officeooo:rsid="00175e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de algoritmos</text:p>
      <text:p text:style-name="P2"/>
      <text:h text:style-name="P7" text:outline-level="10">Exponential Squarin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1" text:outline-level="10">Function exp-by-squaring(x,n)</text:h>
            <text:h text:style-name="P11" text:outline-level="10"><text:s text:c="5"/>if n&lt;0 then return exp-by-squaring(1/x, -n);</text:h>
            <text:h text:style-name="P11" text:outline-level="10"><text:s text:c="5"/>else if n=0 then return 1;</text:h>
            <text:h text:style-name="P11" text:outline-level="10"><text:s text:c="5"/>else if n=1 then return x;</text:h>
            <text:h text:style-name="P11" text:outline-level="10"><text:s text:c="5"/>else if n is even then return exp-by-squaring(x2, n/2);</text:h>
            <text:h text:style-name="P11" text:outline-level="10"><text:s text:c="5"/>else if n is odd then return x * exp-by-squaring(x2, (n-1)/2).</text:h>
          </table:table-cell>
          <table:table-cell table:style-name="Table1.B1" office:value-type="string">
            <text:h text:style-name="P13" text:outline-level="10">function modular_pow(base, exponent, modulus)</text:h>
            <text:h text:style-name="P13" text:outline-level="10"><text:s text:c="4"/>Assert :: (modulus - 1) * (base mod modulus) does not overflow base</text:h>
            <text:h text:style-name="P13" text:outline-level="10"><text:s text:c="4"/>result := 1</text:h>
            <text:h text:style-name="P13" text:outline-level="10"><text:s text:c="4"/>base := base mod modulus</text:h>
            <text:h text:style-name="P13" text:outline-level="10"><text:s text:c="4"/>while exponent &gt; 0</text:h>
            <text:h text:style-name="P13" text:outline-level="10"><text:s text:c="8"/>if (exponent mod 2 == 1):</text:h>
            <text:h text:style-name="P13" text:outline-level="10"><text:s text:c="11"/>result := (result * base) mod modulus</text:h>
            <text:h text:style-name="P13" text:outline-level="10"><text:s text:c="8"/>exponent := exponent &gt;&gt; 1</text:h>
            <text:h text:style-name="P13" text:outline-level="10"><text:s text:c="8"/>base := (base * base) mod modulus</text:h>
            <text:h text:style-name="P13" text:outline-level="10"><text:s text:c="4"/>return result</text:h>
          </table:table-cell>
        </table:table-row>
      </table:table>
      <text:h text:style-name="P11" text:outline-level="10">O(logn)</text:h>
      <text:h text:style-name="Text_20_body" text:outline-level="10">(A * B) mod C = (A mod C * B mod C) mod C</text:h>
      <text:h text:style-name="P9" text:outline-level="10">A*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4">function A*(start,goal)</text:p>
            <text:p text:style-name="P4"><text:s text:c="4"/>closedset := the empty set <text:s text:c="3"/>// The set of nodes already evaluated.</text:p>
            <text:p text:style-name="P4"><text:s text:c="4"/>openset := {start} <text:s text:c="3"/>// The set of tentative nodes to be evaluated, initially containing the start node</text:p>
            <text:p text:style-name="P4"><text:s text:c="4"/>came_from := the empty map <text:s text:c="3"/>// The map of navigated nodes.</text:p>
            <text:p text:style-name="P4"><text:s/></text:p>
            <text:p text:style-name="P4"><text:s text:c="4"/>g_score[start] := 0 <text:s text:c="3"/>// Cost from start along best known path.</text:p>
            <text:p text:style-name="P4"><text:s text:c="4"/>// Estimated total cost from start to goal through y.</text:p>
            <text:p text:style-name="P4"><text:s text:c="4"/>f_score[start] := g_score[start] + heuristic_cost_estimate(start, goal)</text:p>
            <text:p text:style-name="P4"><text:s/></text:p>
            <text:p text:style-name="P4"><text:s text:c="4"/>while openset is not empty</text:p>
            <text:p text:style-name="P4"><text:s text:c="8"/>current := the node in openset having the lowest f_score[] value</text:p>
            <text:p text:style-name="P4"><text:s text:c="8"/>if current = goal</text:p>
            <text:p text:style-name="P4"><text:s text:c="12"/>return reconstruct_path(came_from, goal)</text:p>
            <text:p text:style-name="P4"><text:s/></text:p>
            <text:p text:style-name="P4"><text:s text:c="8"/>remove current from openset</text:p>
            <text:p text:style-name="P4"><text:s text:c="8"/>add current to closedset</text:p>
            <text:p text:style-name="P4"><text:s text:c="8"/>for each neighbor in neighbor_nodes(current)</text:p>
            <text:p text:style-name="P4"><text:s text:c="12"/>if neighbor in closedset</text:p>
            <text:p text:style-name="P4"><text:soft-page-break/><text:s text:c="16"/>continue</text:p>
            <text:p text:style-name="P4"><text:s text:c="12"/>tentative_g_score := g_score[current] + dist_between(current,neighbor)</text:p>
            <text:p text:style-name="P4"><text:s/></text:p>
            <text:p text:style-name="P4"><text:s text:c="12"/>if neighbor not in openset or tentative_g_score &lt; g_score[neighbor] </text:p>
            <text:p text:style-name="P4"><text:s text:c="16"/>came_from[neighbor] := current</text:p>
            <text:p text:style-name="P4"><text:s text:c="16"/>g_score[neighbor] := tentative_g_score</text:p>
            <text:p text:style-name="P4"><text:s text:c="16"/>f_score[neighbor] := g_score[neighbor] + heuristic_cost_estimate(neighbor, goal)</text:p>
            <text:p text:style-name="P4"><text:s text:c="16"/>if neighbor not in openset</text:p>
            <text:p text:style-name="P4"><text:s text:c="20"/>add neighbor to openset</text:p>
            <text:p text:style-name="P4"><text:s/></text:p>
            <text:p text:style-name="P4"><text:s text:c="4"/>return failure</text:p>
            <text:p text:style-name="P4"><text:s/></text:p>
            <text:p text:style-name="P4">function reconstruct_path(came_from, current_node)</text:p>
            <text:p text:style-name="P4"><text:s text:c="4"/>if current_node in came_from</text:p>
            <text:p text:style-name="P4"><text:s text:c="8"/>p := reconstruct_path(came_from, came_from[current_node])</text:p>
            <text:p text:style-name="P4"><text:s text:c="8"/>return (p + current_node)</text:p>
            <text:p text:style-name="P4"><text:s text:c="4"/>else</text:p>
            <text:p text:style-name="P4"><text:s text:c="8"/>return current_node</text:p>
          </table:table-cell>
        </table:table-row>
      </table:table>
      <text:h text:style-name="P11" text:outline-level="10">O(logh*x)</text:h>
      <text:h text:style-name="P7" text:outline-level="10">KMP string searching</text:h>
      <text:h text:style-name="P11" text:outline-level="10">Search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">algorithm kmp_search:</text:p>
            <text:p text:style-name="P4"><text:s text:c="4"/>input:</text:p>
            <text:p text:style-name="P4"><text:s text:c="8"/>an array of characters, S (the text to be searched)</text:p>
            <text:p text:style-name="P4"><text:s text:c="8"/>an array of characters, W (the word sought)</text:p>
            <text:p text:style-name="P4"><text:s text:c="4"/>output:</text:p>
            <text:p text:style-name="P4"><text:s text:c="8"/>an integer (the zero-based position in S at which W is found)</text:p>
            <text:p text:style-name="P4"/>
            <text:p text:style-name="P4"><text:s text:c="4"/>define variables:</text:p>
            <text:p text:style-name="P4"><text:s text:c="8"/>an integer, m ← 0 (the beginning of the current match in S)</text:p>
            <text:p text:style-name="P4"><text:s text:c="8"/>an integer, i ← 0 (the position of the current character in W)</text:p>
            <text:p text:style-name="P4"><text:s text:c="8"/>an array of integers, T (the table, computed elsewhere)</text:p>
            <text:p text:style-name="P4"/>
            <text:p text:style-name="P4"><text:s text:c="4"/>while m + i &lt; length(S) do</text:p>
            <text:p text:style-name="P4"><text:s text:c="8"/>if W[i] = S[m + i] then</text:p>
            <text:p text:style-name="P4"><text:s text:c="12"/>if i = length(W) - 1 then</text:p>
            <text:p text:style-name="P4"><text:s text:c="16"/>return m</text:p>
            <text:p text:style-name="P4"><text:s text:c="12"/>let i ← i + 1</text:p>
            <text:p text:style-name="P4"><text:s text:c="8"/>else</text:p>
            <text:p text:style-name="P4"><text:s text:c="12"/>if T[i] &gt; -1 then</text:p>
            <text:p text:style-name="P4"><text:s text:c="16"/>let m ← m + i - T[i], i ← T[i]</text:p>
            <text:p text:style-name="P4"><text:s text:c="12"/>else</text:p>
            <text:p text:style-name="P4"><text:s text:c="16"/>let i ← 0, m ← m + 1</text:p>
            <text:p text:style-name="P4"><text:soft-page-break/><text:s text:c="12"/></text:p>
            <text:p text:style-name="P4"><text:s text:c="4"/>(if we reach here, we have searched all of S unsuccessfully)</text:p>
            <text:p text:style-name="P4"><text:s text:c="4"/>return the length of S</text:p>
          </table:table-cell>
        </table:table-row>
      </table:table>
      <text:h text:style-name="P11" text:outline-level="10">Table: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4">algorithm kmp_table:</text:p>
            <text:p text:style-name="P4"><text:s text:c="4"/>input:</text:p>
            <text:p text:style-name="P4"><text:s text:c="8"/>an array of characters, W (the word to be analyzed)</text:p>
            <text:p text:style-name="P4"><text:s text:c="8"/>an array of integers, T (the table to be filled)</text:p>
            <text:p text:style-name="P4"><text:s text:c="4"/>output:</text:p>
            <text:p text:style-name="P4"><text:s text:c="8"/>nothing (but during operation, it populates the table)</text:p>
            <text:p text:style-name="P4"/>
            <text:p text:style-name="P4"><text:s text:c="4"/>define variables:</text:p>
            <text:p text:style-name="P4"><text:s text:c="8"/>an integer, pos ← 2 (the current position we are computing in T)</text:p>
            <text:p text:style-name="P4"><text:s text:c="8"/>an integer, cnd ← 0 (the zero-based index in W of the next </text:p>
            <text:p text:style-name="P4">character of the current candidate substring)</text:p>
            <text:p text:style-name="P4"/>
            <text:p text:style-name="P4"><text:s text:c="4"/>(the first few values are fixed but different from what the algorithm </text:p>
            <text:p text:style-name="P4">might suggest)</text:p>
            <text:p text:style-name="P4"><text:s text:c="4"/>let T[0] ← -1, T[1] ← 0</text:p>
            <text:p text:style-name="P4"/>
            <text:p text:style-name="P4"><text:s text:c="4"/>while pos &lt; length(W) do</text:p>
            <text:p text:style-name="P4"><text:s text:c="8"/>(first case: the substring continues)</text:p>
            <text:p text:style-name="P4"><text:s text:c="8"/>if W[pos - 1] = W[cnd] then</text:p>
            <text:p text:style-name="P4"><text:s text:c="12"/>let cnd ← cnd + 1, T[pos] ← cnd, pos ← pos + 1</text:p>
            <text:p text:style-name="P4"/>
            <text:p text:style-name="P4"><text:s text:c="8"/>(second case: it doesn't, but we can fall back)</text:p>
            <text:p text:style-name="P4"><text:s text:c="8"/>else if cnd &gt; 0 then</text:p>
            <text:p text:style-name="P4"><text:s text:c="12"/>let cnd ← T[cnd]</text:p>
            <text:p text:style-name="P4"/>
            <text:p text:style-name="P4"><text:s text:c="8"/>(third case: we have run out of candidates. <text:s/>Note cnd = 0)</text:p>
            <text:p text:style-name="P4"><text:s text:c="8"/>else</text:p>
            <text:p text:style-name="P4"><text:s text:c="12"/>let T[pos] ← 0, pos ← pos + 1</text:p>
          </table:table-cell>
        </table:table-row>
      </table:table>
      <text:h text:style-name="P11" text:outline-level="10">O(n+k)</text:h>
      <text:h text:style-name="P11" text:outline-level="10"/>
      <text:h text:style-name="P8" text:outline-level="10">Manacher's Algorithm <text:span text:style-name="T1">(Longest palindromic substring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public class ManachersAlgorithm {</text:p>
            <text:p text:style-name="P5"><text:s/></text:p>
            <text:p text:style-name="P5"><text:s text:c="2"/>public static String findLongestPalindrome(String s) {</text:p>
            <text:p text:style-name="P5"><text:s text:c="4"/>if (s==null || s.length()==0)</text:p>
            <text:p text:style-name="P5"><text:s text:c="6"/>return "";</text:p>
            <text:p text:style-name="P5"><text:s/></text:p>
            <text:p text:style-name="P5"><text:s text:c="4"/>char[] s2 = addBoundaries(s.toCharArray());</text:p>
            <text:p text:style-name="P5"><text:soft-page-break/><text:s text:c="4"/>int[] p = new int[s2.length]; </text:p>
            <text:p text:style-name="P5"><text:s text:c="4"/>int c = 0, r = 0; // Here the first element in s2 has been processed.</text:p>
            <text:p text:style-name="P5"><text:s text:c="4"/>int m = 0, n = 0; // The walking indices to compare if two elements are the same</text:p>
            <text:p text:style-name="P5"><text:s text:c="4"/>for (int i = 1; i&lt;s2.length; i++) {</text:p>
            <text:p text:style-name="P5"><text:s text:c="6"/>if (i&gt;r) {</text:p>
            <text:p text:style-name="P5"><text:s text:c="8"/>p[i] = 0; m = i-1; n = i+1;</text:p>
            <text:p text:style-name="P5"><text:s text:c="6"/>} else {</text:p>
            <text:p text:style-name="P5"><text:s text:c="8"/>int i2 = c*2-i;</text:p>
            <text:p text:style-name="P5"><text:s text:c="8"/>if (p[i2]&lt;(r-i)) {</text:p>
            <text:p text:style-name="P5"><text:s text:c="10"/>p[i] = p[i2];</text:p>
            <text:p text:style-name="P5"><text:s text:c="10"/>m = -1; // This signals bypassing the while loop below. </text:p>
            <text:p text:style-name="P5"><text:s text:c="8"/>} else {</text:p>
            <text:p text:style-name="P5"><text:s text:c="10"/>p[i] = r-i;</text:p>
            <text:p text:style-name="P5"><text:s text:c="10"/>n = r+1; m = i*2-n;</text:p>
            <text:p text:style-name="P5"><text:s text:c="8"/>}</text:p>
            <text:p text:style-name="P5"><text:s text:c="6"/>}</text:p>
            <text:p text:style-name="P5"><text:s text:c="6"/>while (m&gt;=0 &amp;&amp; n&lt;s2.length &amp;&amp; s2[m]==s2[n]) {</text:p>
            <text:p text:style-name="P5"><text:s text:c="8"/>p[i]++; m--; n++;</text:p>
            <text:p text:style-name="P5"><text:s text:c="6"/>}</text:p>
            <text:p text:style-name="P5"><text:s text:c="6"/>if ((i+p[i])&gt;r) {</text:p>
            <text:p text:style-name="P5"><text:s text:c="8"/>c = i; r = i+p[i];</text:p>
            <text:p text:style-name="P5"><text:s text:c="6"/>}</text:p>
            <text:p text:style-name="P5"><text:s text:c="4"/>}</text:p>
            <text:p text:style-name="P5"><text:s text:c="4"/>int len = 0; c = 0;</text:p>
            <text:p text:style-name="P5"><text:s text:c="4"/>for (int i = 1; i&lt;s2.length; i++) {</text:p>
            <text:p text:style-name="P5"><text:s text:c="6"/>if (len&lt;p[i]) {</text:p>
            <text:p text:style-name="P5"><text:s text:c="8"/>len = p[i]; c = i;</text:p>
            <text:p text:style-name="P5"><text:s text:c="6"/>}</text:p>
            <text:p text:style-name="P5"><text:s text:c="4"/>}</text:p>
            <text:p text:style-name="P5"><text:s text:c="4"/>char[] ss = Arrays.copyOfRange(s2, c-len, c+len+1);</text:p>
            <text:p text:style-name="P5"><text:s text:c="4"/>return String.valueOf(removeBoundaries(ss));</text:p>
            <text:p text:style-name="P5"><text:s text:c="2"/>}</text:p>
            <text:p text:style-name="P5"><text:s/></text:p>
            <text:p text:style-name="P5"><text:s text:c="2"/></text:p>
          </table:table-cell>
          <table:table-cell table:style-name="Table5.B1" office:value-type="string">
            <text:p text:style-name="P3">private static char[] addBoundaries(char[] cs) {</text:p>
            <text:p text:style-name="P5"><text:s text:c="4"/>if (cs==null || cs.length==0)</text:p>
            <text:p text:style-name="P5"><text:s text:c="6"/>return "||".toCharArray();</text:p>
            <text:p text:style-name="P5"><text:s/></text:p>
            <text:p text:style-name="P5"><text:s text:c="4"/>char[] cs2 = new char[cs.length*2+1];</text:p>
            <text:p text:style-name="P5"><text:s text:c="4"/>for (int i = 0; i&lt;(cs2.length-1); i = i+2) {</text:p>
            <text:p text:style-name="P5"><text:s text:c="6"/>cs2[i] = '|';</text:p>
            <text:p text:style-name="P5"><text:soft-page-break/><text:s text:c="6"/>cs2[i+1] = cs[i/2];</text:p>
            <text:p text:style-name="P5"><text:s text:c="4"/>}</text:p>
            <text:p text:style-name="P5"><text:s text:c="4"/>cs2[cs2.length-1] = '|';</text:p>
            <text:p text:style-name="P5"><text:s text:c="4"/>return cs2;</text:p>
            <text:p text:style-name="P5"><text:s text:c="2"/>}</text:p>
            <text:p text:style-name="P5"><text:s/></text:p>
            <text:p text:style-name="P5"><text:s text:c="2"/>private static char[] removeBoundaries(char[] cs) {</text:p>
            <text:p text:style-name="P5"><text:s text:c="4"/>if (cs==null || cs.length&lt;3)</text:p>
            <text:p text:style-name="P5"><text:s text:c="6"/>return "".toCharArray();</text:p>
            <text:p text:style-name="P5"><text:s/></text:p>
            <text:p text:style-name="P5"><text:s text:c="4"/>char[] cs2 = new char[(cs.length-1)/2];</text:p>
            <text:p text:style-name="P5"><text:s text:c="4"/>for (int i = 0; i&lt;cs2.length; i++) {</text:p>
            <text:p text:style-name="P5"><text:s text:c="6"/>cs2[i] = cs[i*2+1];</text:p>
            <text:p text:style-name="P5"><text:s text:c="4"/>}</text:p>
            <text:p text:style-name="P5"><text:s text:c="4"/>return cs2;</text:p>
            <text:p text:style-name="P5"><text:s text:c="2"/>} <text:s text:c="3"/></text:p>
            <text:p text:style-name="P5">}</text:p>
          </table:table-cell>
        </table:table-row>
      </table:table>
      <text:h text:style-name="Text_20_body" text:outline-level="10"/>
      <text:h text:style-name="P7" text:outline-level="10">Tri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#include &lt;iostream&gt;</text:p>
            <text:p text:style-name="P5">#include &lt;vector&gt;</text:p>
            <text:p text:style-name="P5">using namespace std;</text:p>
            <text:p text:style-name="P5"/>
            <text:p text:style-name="P5">class Node {</text:p>
            <text:p text:style-name="P5"><text:soft-page-break/>public:</text:p>
            <text:p text:style-name="P5"><text:s text:c="4"/>Node() { mContent = ' '; mMarker = false; }</text:p>
            <text:p text:style-name="P5"><text:s text:c="4"/>~Node() {}</text:p>
            <text:p text:style-name="P5"><text:s text:c="4"/>char content() { return mContent; }</text:p>
            <text:p text:style-name="P5"><text:s text:c="4"/>void setContent(char c) { mContent = c; }</text:p>
            <text:p text:style-name="P5"><text:s text:c="4"/>bool wordMarker() { return mMarker; }</text:p>
            <text:p text:style-name="P5"><text:s text:c="4"/>void setWordMarker() { mMarker = true; }</text:p>
            <text:p text:style-name="P5"><text:s text:c="4"/>Node* findChild(char c);</text:p>
            <text:p text:style-name="P5"><text:s text:c="4"/>void appendChild(Node* child) { mChildren.push_back(child); }</text:p>
            <text:p text:style-name="P5"><text:s text:c="4"/>vector&lt;Node*&gt; children() { return mChildren; }</text:p>
            <text:p text:style-name="P5"/>
            <text:p text:style-name="P5">private:</text:p>
            <text:p text:style-name="P5"><text:s text:c="4"/>char mContent;</text:p>
            <text:p text:style-name="P5"><text:s text:c="4"/>bool mMarker;</text:p>
            <text:p text:style-name="P5"><text:s text:c="4"/>vector&lt;Node*&gt; mChildren;</text:p>
            <text:p text:style-name="P5">};</text:p>
            <text:p text:style-name="P5"/>
            <text:p text:style-name="P5">class Trie {</text:p>
            <text:p text:style-name="P5">public:</text:p>
            <text:p text:style-name="P5"><text:s text:c="4"/>Trie();</text:p>
            <text:p text:style-name="P5"><text:s text:c="4"/>~Trie();</text:p>
            <text:p text:style-name="P5"><text:s text:c="4"/>void addWord(string s);</text:p>
            <text:p text:style-name="P5"><text:s text:c="4"/>bool searchWord(string s);</text:p>
            <text:p text:style-name="P5"><text:s text:c="4"/>void deleteWord(string s);</text:p>
            <text:p text:style-name="P5">private:</text:p>
            <text:p text:style-name="P5"><text:s text:c="4"/>Node* root;</text:p>
            <text:p text:style-name="P5">};</text:p>
            <text:p text:style-name="P5"/>
            <text:p text:style-name="P5">Node* Node::findChild(char c)</text:p>
            <text:p text:style-name="P5">{</text:p>
            <text:p text:style-name="P5"><text:s text:c="4"/>for ( int i = 0; i &lt; mChildren.size(); i++ )</text:p>
            <text:p text:style-name="P5"><text:s text:c="4"/>{</text:p>
            <text:p text:style-name="P5"><text:s text:c="8"/>Node* tmp = mChildren.at(i);</text:p>
            <text:p text:style-name="P5"><text:s text:c="8"/>if ( tmp-&gt;content() == c )</text:p>
            <text:p text:style-name="P5"><text:s text:c="8"/>{</text:p>
            <text:p text:style-name="P5"><text:s text:c="12"/>return tmp;</text:p>
            <text:p text:style-name="P5"><text:s text:c="8"/>}</text:p>
            <text:p text:style-name="P5"><text:s text:c="4"/>}</text:p>
            <text:p text:style-name="P5"/>
            <text:p text:style-name="P5"><text:s text:c="4"/>return NULL;</text:p>
            <text:p text:style-name="P5">}</text:p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6.B1" office:value-type="string">
            <text:p text:style-name="P5">Trie::Trie()</text:p>
            <text:p text:style-name="P5">{</text:p>
            <text:p text:style-name="P5"><text:s text:c="4"/>root = new Node();</text:p>
            <text:p text:style-name="P5">}</text:p>
            <text:p text:style-name="P5"/>
            <text:p text:style-name="P5"><text:soft-page-break/>Trie::~Trie()</text:p>
            <text:p text:style-name="P5">{</text:p>
            <text:p text:style-name="P5"><text:s text:c="4"/>// Free memory</text:p>
            <text:p text:style-name="P5">}</text:p>
            <text:p text:style-name="P5"/>
            <text:p text:style-name="P5">void Trie::addWord(string s)</text:p>
            <text:p text:style-name="P5">{</text:p>
            <text:p text:style-name="P5"><text:s text:c="4"/>Node* current = root;</text:p>
            <text:p text:style-name="P5"/>
            <text:p text:style-name="P5"><text:s text:c="4"/>if ( s.length() == 0 )</text:p>
            <text:p text:style-name="P5"><text:s text:c="4"/>{</text:p>
            <text:p text:style-name="P5"><text:s text:c="8"/>current-&gt;setWordMarker(); // an empty word</text:p>
            <text:p text:style-name="P5"><text:s text:c="8"/>return;</text:p>
            <text:p text:style-name="P5"><text:s text:c="4"/>}</text:p>
            <text:p text:style-name="P5"/>
            <text:p text:style-name="P5"><text:s text:c="4"/>for ( int i = 0; i &lt; s.length(); i++ )</text:p>
            <text:p text:style-name="P5"><text:s text:c="4"/>{ <text:s text:c="7"/></text:p>
            <text:p text:style-name="P5"><text:s text:c="8"/>Node* child = current-&gt;findChild(s[i]);</text:p>
            <text:p text:style-name="P5"><text:s text:c="8"/>if ( child != NULL )</text:p>
            <text:p text:style-name="P5"><text:s text:c="8"/>{</text:p>
            <text:p text:style-name="P5"><text:s text:c="12"/>current = child;</text:p>
            <text:p text:style-name="P5"><text:s text:c="8"/>}</text:p>
            <text:p text:style-name="P5"><text:s text:c="8"/>else</text:p>
            <text:p text:style-name="P5"><text:s text:c="8"/>{</text:p>
            <text:p text:style-name="P5"><text:s text:c="12"/>Node* tmp = new Node();</text:p>
            <text:p text:style-name="P5"><text:s text:c="12"/>tmp-&gt;setContent(s[i]);</text:p>
            <text:p text:style-name="P5"><text:s text:c="12"/>current-&gt;appendChild(tmp);</text:p>
            <text:p text:style-name="P5"><text:s text:c="12"/>current = tmp;</text:p>
            <text:p text:style-name="P5"><text:s text:c="8"/>}</text:p>
            <text:p text:style-name="P5"/>
            <text:p text:style-name="P5">bool Trie::searchWord(string s)</text:p>
            <text:p text:style-name="P5">{</text:p>
            <text:p text:style-name="P5"><text:s text:c="4"/>Node* current = root;</text:p>
            <text:p text:style-name="P5"/>
            <text:p text:style-name="P5"><text:s text:c="4"/>while ( current != NULL )</text:p>
            <text:p text:style-name="P5"><text:s text:c="4"/>{</text:p>
            <text:p text:style-name="P5"><text:s text:c="8"/>for ( int i = 0; i &lt; s.length(); i++ )</text:p>
            <text:p text:style-name="P5"><text:s text:c="8"/>{</text:p>
            <text:p text:style-name="P5"><text:s text:c="12"/>Node* tmp = current-&gt;findChild(s[i]);</text:p>
            <text:p text:style-name="P5"><text:s text:c="12"/>if ( tmp == NULL )</text:p>
            <text:p text:style-name="P5"><text:s text:c="16"/>return false;</text:p>
            <text:p text:style-name="P5"><text:s text:c="12"/>current = tmp;</text:p>
            <text:p text:style-name="P5"><text:s text:c="8"/>}</text:p>
            <text:p text:style-name="P5"/>
            <text:p text:style-name="P5"><text:s text:c="8"/>if ( current-&gt;wordMarker() )</text:p>
            <text:p text:style-name="P5"><text:soft-page-break/><text:s text:c="12"/>return true;</text:p>
            <text:p text:style-name="P5"><text:s text:c="8"/>else</text:p>
            <text:p text:style-name="P5"><text:s text:c="12"/>return false;</text:p>
            <text:p text:style-name="P5"><text:s text:c="4"/>}</text:p>
            <text:p text:style-name="P5"/>
            <text:p text:style-name="P5"><text:s text:c="4"/>return false;</text:p>
            <text:p text:style-name="P5">}</text:p>
            <text:p text:style-name="P5"/>
            <text:p text:style-name="P3">if ( i == s.length() - 1 )</text:p>
            <text:p text:style-name="P5"><text:s text:c="12"/>current-&gt;setWordMarker();</text:p>
            <text:p text:style-name="P5"><text:s text:c="4"/>}</text:p>
            <text:p text:style-name="P5">}</text:p>
            <text:p text:style-name="P5"/>
            <text:p text:style-name="P5"/>
          </table:table-cell>
        </table:table-row>
      </table:table>
      <text:h text:style-name="P10" text:outline-level="10"/>
      <text:h text:style-name="P7" text:outline-level="10">Prime Miller Rabin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5">Input: n &gt; 3, an odd integer to be tested for primality; </text:p>
            <text:p text:style-name="P15">Input: k, a parameter that determines the accuracy of the test</text:p>
            <text:p text:style-name="P15">Output: composite if n is composite, otherwise probably prime</text:p>
            <text:p text:style-name="P15">write n − 1 as 2s·d with d odd by factoring powers of 2 from n − 1</text:p>
            <text:p text:style-name="P15">LOOP: repeat k times:</text:p>
            <text:p text:style-name="P15"><text:s text:c="3"/>pick a randomly in the range [2, n − 2]</text:p>
            <text:p text:style-name="P15"><text:s text:c="3"/>x ← ad mod n</text:p>
            <text:p text:style-name="P15"><text:s text:c="3"/>if x = 1 or x = n − 1 then do next LOOP</text:p>
            <text:p text:style-name="P15"><text:s text:c="3"/>for r = 1 .. s − 1</text:p>
            <text:p text:style-name="P15"><text:s text:c="6"/>x ← x2 mod n</text:p>
            <text:p text:style-name="P15"><text:s text:c="6"/>if x = 1 then return composite</text:p>
            <text:p text:style-name="P15"><text:s text:c="6"/>if x = n − 1 then do next LOOP</text:p>
            <text:p text:style-name="P15"><text:s text:c="3"/>return composite</text:p>
            <text:p text:style-name="P15">return probably prime</text:p>
          </table:table-cell>
        </table:table-row>
      </table:table>
      <text:h text:style-name="P10" text:outline-level="10"/>
      <text:h text:style-name="P7" text:outline-level="10">Stable Marriage Problem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5">function stableMatching {</text:p>
            <text:p text:style-name="P15"><text:s text:c="4"/>Initialize all m ∈ M and w ∈ W to free</text:p>
            <text:p text:style-name="P15"><text:s text:c="4"/>while ∃ free man m who still has a woman w to propose to {</text:p>
            <text:p text:style-name="P15"><text:s text:c="7"/>w = m's highest ranked woman to whom he has not yet proposed</text:p>
            <text:p text:style-name="P15"><text:s text:c="7"/>if w is free</text:p>
            <text:p text:style-name="P15"><text:s text:c="9"/>(m, w) become engaged</text:p>
            <text:p text:style-name="P15"><text:s text:c="7"/>else some pair (m', w) already exists</text:p>
            <text:p text:style-name="P15"><text:s text:c="9"/>if w prefers m to m'</text:p>
            <text:p text:style-name="P15"><text:soft-page-break/><text:s text:c="11"/>(m, w) become engaged</text:p>
            <text:p text:style-name="P15"><text:s text:c="11"/>m' becomes free</text:p>
            <text:p text:style-name="P15"><text:s text:c="9"/>else</text:p>
            <text:p text:style-name="P15"><text:s text:c="11"/>(m', w) remain engaged</text:p>
            <text:p text:style-name="P15"><text:s text:c="4"/>}</text:p>
            <text:p text:style-name="P15">}</text:p>
          </table:table-cell>
        </table:table-row>
      </table:table>
      <text:h text:style-name="P10" text:outline-level="10"/>
      <text:h text:style-name="P7" text:outline-level="10">Extended Euclid's algorithm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5">function extended_gcd(a, b)</text:p>
            <text:p text:style-name="P15"><text:s text:c="4"/>s := 0; <text:s text:c="3"/>old_s := 1</text:p>
            <text:p text:style-name="P15"><text:s text:c="4"/>t := 1; <text:s text:c="3"/>old_t := 0</text:p>
            <text:p text:style-name="P15"><text:s text:c="4"/>r := b; <text:s text:c="3"/>old_r := a</text:p>
            <text:p text:style-name="P15"><text:s text:c="4"/>while r ≠ 0</text:p>
            <text:p text:style-name="P15"><text:s text:c="8"/>quotient := old_r div r</text:p>
            <text:p text:style-name="P15"><text:s text:c="8"/>(old_r, r) := (r, old_r - quotient * r)</text:p>
            <text:p text:style-name="P15"><text:s text:c="8"/>(old_s, s) := (s, old_s - quotient * s)</text:p>
            <text:p text:style-name="P15"><text:s text:c="8"/>(old_t, t) := (t, old_t - quotient * t) <text:s text:c="6"/></text:p>
            <text:p text:style-name="P15"><text:s text:c="4"/>output "Bézout coefficients:", (old_s, old_t)</text:p>
            <text:p text:style-name="P15"><text:s text:c="4"/>output "greatest common divisor:", old_r</text:p>
            <text:p text:style-name="P15"><text:s text:c="4"/>output "quotients by the gcd:", (t, s)</text:p>
          </table:table-cell>
        </table:table-row>
      </table:table>
      <text:h text:style-name="P10" text:outline-level="10"/>
      <text:h text:style-name="P7" text:outline-level="10">Ternary Search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def ternarySearch(f, left, right, absolutePrecision):</text:p>
            <text:p text:style-name="P15"><text:s text:c="4"/>"""</text:p>
            <text:p text:style-name="P15"><text:s text:c="4"/>Find maximum of unimodal function f() within [left, right]</text:p>
            <text:p text:style-name="P15"><text:s text:c="4"/>To find the minimum, revert the if/else statement or revert the comparison.</text:p>
            <text:p text:style-name="P15"><text:s text:c="4"/>"""</text:p>
            <text:p text:style-name="P15"><text:s text:c="4"/>while True:</text:p>
            <text:p text:style-name="P15"><text:s text:c="8"/>#left and right are the current bounds; the maximum is between them</text:p>
            <text:p text:style-name="P15"><text:s text:c="8"/>if abs(right - left) &lt; absolutePrecision:</text:p>
            <text:p text:style-name="P15"><text:s text:c="12"/>return (left + right)/2</text:p>
            <text:p text:style-name="P15"><text:s/></text:p>
            <text:p text:style-name="P15"><text:s text:c="8"/>leftThird = left + (right - left)/3</text:p>
            <text:p text:style-name="P15"><text:s text:c="8"/>rightThird = right - (right - left)/3</text:p>
            <text:p text:style-name="P15"><text:s/></text:p>
            <text:p text:style-name="P15"><text:s text:c="8"/>if f(leftThird) &lt; f(rightThird):</text:p>
            <text:p text:style-name="P15"><text:s text:c="12"/>left = leftThird</text:p>
            <text:p text:style-name="P15"><text:s text:c="8"/>else:</text:p>
            <text:p text:style-name="P15"><text:s text:c="12"/>right = rightThird</text:p>
          </table:table-cell>
        </table:table-row>
      </table:table>
      <text:h text:style-name="Text_20_body" text:outline-level="10"/>
      <text:h text:style-name="P7" text:outline-level="10"><text:soft-page-break/>Djikstra's algorithm, Bellman-ford algorithm, Floyd-Warshall Algorithm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">1 <text:s/>function Dijkstra(Graph, source):</text:p>
            <text:p text:style-name="P16"><text:s/>2 <text:s text:c="5"/>dist[source] <text:s/>:= 0 <text:s text:c="20"/>// Distance from source to source</text:p>
            <text:p text:style-name="P16"><text:s/>3 <text:s text:c="5"/>for each vertex v in Graph: <text:s text:c="11"/>// Initializations</text:p>
            <text:p text:style-name="P16"><text:s/>4 <text:s text:c="9"/>if v ≠ source</text:p>
            <text:p text:style-name="P16"><text:s/>5 <text:s text:c="13"/>dist[v] <text:s/>:= infinity <text:s text:c="10"/>// Unknown distance function from source to v</text:p>
            <text:p text:style-name="P16"><text:s/>6 <text:s text:c="13"/>previous[v] <text:s/>:= undefined <text:s text:c="5"/>// Previous node in optimal path from source</text:p>
            <text:p text:style-name="P16"><text:s/>7 <text:s text:c="9"/>end if </text:p>
            <text:p text:style-name="P16"><text:s/>8 <text:s text:c="9"/>add v to Q <text:s text:c="24"/>// All nodes initially in Q</text:p>
            <text:p text:style-name="P16"><text:s/>9 <text:s text:c="5"/>end for</text:p>
            <text:p text:style-name="P16">10 <text:s text:c="5"/></text:p>
            <text:p text:style-name="P16">11 <text:s text:c="5"/>while Q is not empty: <text:s text:c="17"/>// The main loop</text:p>
            <text:p text:style-name="P16">12 <text:s text:c="9"/>u := vertex in Q with min dist[u] <text:s/>// Source node in first case</text:p>
            <text:p text:style-name="P16">13 <text:s text:c="9"/>remove u from Q </text:p>
            <text:p text:style-name="P16">14 <text:s text:c="9"/></text:p>
            <text:p text:style-name="P16">15 <text:s text:c="9"/>for each neighbor v of u: <text:s text:c="10"/>// where v has not yet been removed from Q.</text:p>
            <text:p text:style-name="P16">16 <text:s text:c="13"/>alt := dist[u] + length(u, v)</text:p>
            <text:p text:style-name="P16">17 <text:s text:c="13"/>if alt &lt; dist[v]: <text:s text:c="14"/>// A shorter path to v has been found</text:p>
            <text:p text:style-name="P16">18 <text:s text:c="17"/>dist[v] <text:s/>:= alt </text:p>
            <text:p text:style-name="P16">19 <text:s text:c="17"/>previous[v] <text:s/>:= u </text:p>
            <text:p text:style-name="P16">20 <text:s text:c="13"/>end if</text:p>
            <text:p text:style-name="P16">21 <text:s text:c="9"/>end for</text:p>
            <text:p text:style-name="P16">22 <text:s text:c="5"/>end while</text:p>
            <text:p text:style-name="P16">23 <text:s text:c="5"/>return dist[], previous[]</text:p>
            <text:p text:style-name="P16">24 <text:s/>end function</text:p>
          </table:table-cell>
        </table:table-row>
        <table:table-row>
          <table:table-cell table:style-name="Table11.A2" office:value-type="string">
            <text:p text:style-name="P16">function BellmanFord(list vertices, list edges, vertex source)::weight[],predecessor[]</text:p>
            <text:p text:style-name="P16"><text:s text:c="3"/>// This implementation takes in a graph, represented as lists of vertices and edges,</text:p>
            <text:p text:style-name="P16"><text:s text:c="3"/>// and fills two arrays (weight and predecessor) with shortest-path (less cost/weight/metric) information</text:p>
            <text:p text:style-name="P16"/>
            <text:p text:style-name="P16"><text:s text:c="3"/>// Step 1: initialize graph</text:p>
            <text:p text:style-name="P16"><text:s text:c="3"/>for each vertex v in vertices:</text:p>
            <text:p text:style-name="P16"><text:s text:c="7"/>if v is source then weight[v] := 0</text:p>
            <text:p text:style-name="P16"><text:s text:c="7"/>else weight[v] := infinity</text:p>
            <text:p text:style-name="P16"><text:s text:c="7"/>predecessor[v] := null</text:p>
            <text:p text:style-name="P16"/>
            <text:p text:style-name="P16"><text:s text:c="3"/>// Step 2: relax edges repeatedly</text:p>
            <text:p text:style-name="P16"><text:s text:c="3"/>for i from 1 to size(vertices)-1:</text:p>
            <text:p text:style-name="P16"><text:s text:c="7"/>for each edge (u, v) with weight w in edges:</text:p>
            <text:p text:style-name="P16"><text:s text:c="11"/>if weight[u] + w &lt; weight[v]:</text:p>
            <text:p text:style-name="P16"><text:s text:c="15"/>weight[v] := weight[u] + w</text:p>
            <text:p text:style-name="P16"><text:s text:c="15"/>predecessor[v] := u</text:p>
            <text:p text:style-name="P16"/>
            <text:p text:style-name="P16"><text:s text:c="3"/>// Step 3: check for negative-weight cycles</text:p>
            <text:p text:style-name="P16"><text:s text:c="3"/>for each edge (u, v) with weight w in edges:</text:p>
            <text:p text:style-name="P16"><text:soft-page-break/><text:s text:c="7"/>if weight[u] + w &lt; weight[v]:</text:p>
            <text:p text:style-name="P16"><text:s text:c="11"/>error "Graph contains a negative-weight cycle"</text:p>
            <text:p text:style-name="P16"><text:s text:c="3"/>return weight[],predecessor[]</text:p>
          </table:table-cell>
        </table:table-row>
        <table:table-row>
          <table:table-cell table:style-name="Table11.A2" office:value-type="string">
            <text:p text:style-name="P16">1 let dist be a |V| × |V| array of minimum distances initialized to ∞ (infinity)</text:p>
            <text:p text:style-name="P16">2 for each vertex v</text:p>
            <text:p text:style-name="P16">3 <text:s text:c="3"/>dist[v][v] ← 0</text:p>
            <text:p text:style-name="P16">4 for each edge (u,v)</text:p>
            <text:p text:style-name="P16">5 <text:s text:c="3"/>dist[u][v] ← w(u,v) <text:s/>// the weight of the edge (u,v)</text:p>
            <text:p text:style-name="P16">6 for k from 1 to |V|</text:p>
            <text:p text:style-name="P16">7 <text:s text:c="3"/>for i from 1 to |V|</text:p>
            <text:p text:style-name="P16">8 <text:s text:c="6"/>for j from 1 to |V|</text:p>
            <text:p text:style-name="P16">9 <text:s text:c="9"/>if dist[i][j] &gt; dist[i][k] + dist[k][j] </text:p>
            <text:p text:style-name="P16">10 <text:s text:c="12"/>dist[i][j] ← dist[i][k] + dist[k][j]</text:p>
            <text:p text:style-name="P16">11 <text:s text:c="8"/>end if</text:p>
          </table:table-cell>
        </table:table-row>
      </table:table>
      <text:h text:style-name="Text_20_body" text:outline-level="10"/>
      <text:h text:style-name="P7" text:outline-level="10">Prim's Algorithm, Kruskal's Algorithm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6">//route_weight stores weight of edge between u &amp; v &lt;weight, &lt;u, v&gt; &gt;</text:p>
            <text:p text:style-name="P16">typedef pair&lt;int,pair&lt;int,int&gt; &gt; route_weight; </text:p>
            <text:p text:style-name="P16">typedef priority_queue&lt;route_weight, vector&lt;route_weight&gt;, greater&lt;route_weight&gt; &gt; min_priority_queue;</text:p>
            <text:p text:style-name="P16"/>
            <text:p text:style-name="P16">void print_route(route_weight A);</text:p>
            <text:p text:style-name="P16">vector&lt;route_weight&gt; MST_KRUSHAL(int N, min_priority_queue Q);</text:p>
            <text:p text:style-name="P16"/>
            <text:p text:style-name="P16">vector&lt;route_weight&gt; MST_KRUSHAL(int N, min_priority_queue Q)</text:p>
            <text:p text:style-name="P16">{</text:p>
            <text:p text:style-name="P16"><text:s text:c="4"/>vector&lt;route_weight&gt; mst_routes;</text:p>
            <text:p text:style-name="P16"/>
            <text:p text:style-name="P16"><text:s text:c="4"/>//Creating the disjoint set forest for each vertex. This stores information whether two nodes are connected by a path or not.</text:p>
            <text:p text:style-name="P16"><text:s text:c="4"/>map&lt;int,int&gt; connected;</text:p>
            <text:p text:style-name="P16"><text:s text:c="4"/>for (int i = 1; i &lt;= N; ++i)</text:p>
            <text:p text:style-name="P16"><text:s text:c="4"/>{</text:p>
            <text:p text:style-name="P16"><text:s text:c="8"/>connected[i]=i;</text:p>
            <text:p text:style-name="P16"><text:s text:c="4"/>}</text:p>
            <text:p text:style-name="P16"/>
            <text:p text:style-name="P16"><text:s text:c="4"/>while(!Q.empty())</text:p>
            <text:p text:style-name="P16"><text:s text:c="4"/>{</text:p>
            <text:p text:style-name="P16"><text:soft-page-break/><text:s text:c="8"/>int u = Q.top().second.first, v = Q.top().second.second, w = Q.top().first;</text:p>
            <text:p text:style-name="P16"><text:s text:c="8"/>//parent_x stores information about the set that x belongs to.</text:p>
            <text:p text:style-name="P16"><text:s text:c="8"/>int parent_u = connected[u], parent_v = connected[v]; </text:p>
            <text:p text:style-name="P16"><text:s text:c="8"/>if(parent_u != parent_v) //if u and v are not connected by a path.</text:p>
            <text:p text:style-name="P16"><text:s text:c="8"/>{</text:p>
            <text:p text:style-name="P16"><text:s text:c="12"/>mst_routes.push_back(make_pair(w, make_pair(u, v)));</text:p>
            <text:p text:style-name="P16"><text:s text:c="12"/>for (int i = 1; i &lt;= N; ++i) // UNION(u,v)</text:p>
            <text:p text:style-name="P16"><text:s text:c="12"/>{</text:p>
            <text:p text:style-name="P16"><text:s text:c="16"/>if(connected[i] == parent_v)</text:p>
            <text:p text:style-name="P16"><text:s text:c="16"/>{</text:p>
            <text:p text:style-name="P16"><text:s text:c="20"/>connected[i] = parent_u;</text:p>
            <text:p text:style-name="P16"><text:s text:c="16"/>}</text:p>
            <text:p text:style-name="P16"><text:s text:c="12"/>}</text:p>
            <text:p text:style-name="P16"><text:s text:c="8"/>}</text:p>
            <text:p text:style-name="P16"><text:s text:c="8"/>Q.pop();</text:p>
            <text:p text:style-name="P16"><text:s text:c="4"/>}</text:p>
            <text:p text:style-name="P16"><text:s text:c="4"/>return mst_routes;</text:p>
            <text:p text:style-name="P16">}</text:p>
          </table:table-cell>
          <table:table-cell table:style-name="Table12.B1" office:value-type="string">
            <text:p text:style-name="P16">int main()</text:p>
            <text:p text:style-name="P16">{</text:p>
            <text:p text:style-name="P16"><text:s text:c="4"/>int N, E; //Graph with N vertices [1,N] and E edges </text:p>
            <text:p text:style-name="P16"><text:s text:c="4"/>cin &gt;&gt;N &gt;&gt;E;</text:p>
            <text:p text:style-name="P16"/>
            <text:p text:style-name="P16"><text:s text:c="4"/>int u, v, w;</text:p>
            <text:p text:style-name="P16"><text:s text:c="4"/>//Q is a minimum priority queue to store an edge (u-&gt;v) and its weight (w) as &lt;w, &lt;u,v&gt; &gt;</text:p>
            <text:p text:style-name="P16"><text:s text:c="4"/>min_priority_queue Q; <text:s/></text:p>
            <text:p text:style-name="P16"><text:s text:c="4"/>for (int i = 0; i &lt; E; ++i)</text:p>
            <text:p text:style-name="P16"><text:s text:c="4"/>{</text:p>
            <text:p text:style-name="P16"><text:s text:c="8"/>cin &gt;&gt;u &gt;&gt;v &gt;&gt;w;</text:p>
            <text:p text:style-name="P16"><text:s text:c="8"/>Q.push(make_pair(w, make_pair(u, v)));</text:p>
            <text:p text:style-name="P16"><text:s text:c="4"/>}</text:p>
            <text:p text:style-name="P16"/>
            <text:p text:style-name="P16"><text:s text:c="4"/>vector&lt;route_weight&gt; mst_routes(MST_KRUSHAL(N, Q));</text:p>
            <text:p text:style-name="P16"><text:s text:c="4"/>for (int i = 0; i &lt; mst_routes.size(); ++i)</text:p>
            <text:p text:style-name="P16"><text:s text:c="4"/>{</text:p>
            <text:p text:style-name="P16"><text:s text:c="8"/>print_route(mst_routes[i]);</text:p>
            <text:p text:style-name="P16"><text:s text:c="4"/>}</text:p>
            <text:p text:style-name="P16"><text:s text:c="4"/>return 0;</text:p>
            <text:p text:style-name="P16">}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h text:style-name="P14" text:outline-level="10"/>
            <text:h text:style-name="P14" text:outline-level="10"><text:s text:c="4"/>Input: A non-empty connected weighted graph with vertices V and edges E (the weights can be negative).</text:h>
            <text:h text:style-name="P14" text:outline-level="10"><text:s text:c="4"/>Initialize: Vnew = {x}, where x is an arbitrary node (starting point) from V, Enew = {}</text:h>
            <text:h text:style-name="P14" text:outline-level="10"><text:s text:c="4"/>Repeat until Vnew = V:</text:h>
            <text:h text:style-name="P14" text:outline-level="10"><text:s text:c="8"/>Choose an edge {u, v} with minimal weight such that u is in Vnew and v is not (if there are multiple edges with the same weight, any of them may be picked)</text:h>
            <text:h text:style-name="P14" text:outline-level="10"><text:s text:c="8"/>Add v to Vnew, and {u, v} to Enew</text:h>
            <text:h text:style-name="P14" text:outline-level="10"><text:s text:c="4"/>Output: Vnew and Enew describe a minimal spanning tree</text:h>
            <text:h text:style-name="P14" text:outline-level="10"/>
          </table:table-cell>
        </table:table-row>
      </table:table>
      <text:h text:style-name="Text_20_body" text:outline-level="10"/>
      <text:h text:style-name="P7" text:outline-level="10">Z algorithm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7">bool zAlgorithm(string pattern, string target)</text:p>
            <text:p text:style-name="P17">{</text:p>
            <text:p text:style-name="P17"><text:s text:c="4"/>string s = pattern + '$' + target ;</text:p>
            <text:p text:style-name="P17"><text:s text:c="4"/>int n = s.length();</text:p>
            <text:p text:style-name="P17"><text:s text:c="4"/>vector&lt;int&gt; z(n,0);</text:p>
            <text:p text:style-name="P17"><text:soft-page-break/><text:s text:c="5"/></text:p>
            <text:p text:style-name="P17"><text:s text:c="4"/>int goal = pattern.length();</text:p>
            <text:p text:style-name="P17"><text:s text:c="4"/>int r = 0, l = 0, i;</text:p>
            <text:p text:style-name="P17"><text:s text:c="4"/>for (int k = 1; k&lt;n; k++)</text:p>
            <text:p text:style-name="P17"><text:s text:c="4"/>{</text:p>
            <text:p text:style-name="P17"><text:s text:c="8"/>if (k&gt;r)</text:p>
            <text:p text:style-name="P17"><text:s text:c="8"/>{</text:p>
            <text:p text:style-name="P17"><text:s text:c="12"/>for (i = k; i&lt;n &amp;&amp; s[i]==s[i-k]; i++);</text:p>
            <text:p text:style-name="P17"><text:s text:c="12"/>if (i&gt;k)</text:p>
            <text:p text:style-name="P17"><text:s text:c="12"/>{</text:p>
            <text:p text:style-name="P17"><text:s text:c="16"/>z[k] = i - k;</text:p>
            <text:p text:style-name="P17"><text:s text:c="16"/>l = k;</text:p>
            <text:p text:style-name="P17"><text:s text:c="16"/>r = i - 1;</text:p>
            <text:p text:style-name="P17"><text:s text:c="12"/>}</text:p>
            <text:p text:style-name="P17"><text:s text:c="8"/>}</text:p>
            <text:p text:style-name="P17"><text:s text:c="8"/>else</text:p>
            <text:p text:style-name="P17"><text:s text:c="8"/>{</text:p>
            <text:p text:style-name="P17"><text:s text:c="12"/>int kt = k - l, b = r - k + 1;</text:p>
            <text:p text:style-name="P17"><text:s text:c="12"/>if (z[kt]&gt;b)</text:p>
            <text:p text:style-name="P17"><text:s text:c="12"/>{</text:p>
            <text:p text:style-name="P17"><text:s text:c="16"/>for (i = r + 1; i&lt;n &amp;&amp; s[i]==s[i-k]; i++);</text:p>
            <text:p text:style-name="P17"><text:s text:c="16"/>z[k] = i - k;</text:p>
            <text:p text:style-name="P17"><text:s text:c="16"/>l = k;</text:p>
            <text:p text:style-name="P17"><text:s text:c="16"/>r = i - 1;</text:p>
            <text:p text:style-name="P17"><text:s text:c="12"/>}</text:p>
            <text:p text:style-name="P17"><text:s text:c="8"/>}</text:p>
            <text:p text:style-name="P17"><text:s text:c="8"/>if (z[k]==goal)</text:p>
            <text:p text:style-name="P17"><text:s text:c="12"/>return true;</text:p>
            <text:p text:style-name="P17"><text:s text:c="4"/>}</text:p>
            <text:p text:style-name="P17"><text:s text:c="4"/>return false;</text:p>
            <text:p text:style-name="P17">}</text:p>
            <text:p text:style-name="P17"/>
          </table:table-cell>
        </table:table-row>
      </table:table>
      <text:h text:style-name="Text_20_body" text:outline-level="10"/>
      <text:h text:style-name="P7" text:outline-level="10">Convex Hull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7">#include &lt;algorithm&gt;</text:p>
            <text:p text:style-name="P17">#include &lt;vector&gt;</text:p>
            <text:p text:style-name="P17">using namespace std;</text:p>
            <text:p text:style-name="P17"><text:s/></text:p>
            <text:p text:style-name="P17">typedef double coord_t; <text:s text:c="8"/>// coordinate type</text:p>
            <text:p text:style-name="P17">typedef double coord2_t; <text:s/>// must be big enough to hold 2*max(|coordinate|)^2</text:p>
            <text:p text:style-name="P17"><text:s/></text:p>
            <text:p text:style-name="P17">struct Point {</text:p>
            <text:p text:style-name="P17"><text:tab/>coord_t x, y;</text:p>
            <text:p text:style-name="P17"><text:s/></text:p>
            <text:p text:style-name="P17"><text:soft-page-break/><text:tab/>bool operator &lt;(const Point &amp;p) const {</text:p>
            <text:p text:style-name="P17"><text:tab/><text:tab/>return x &lt; p.x || (x == p.x &amp;&amp; y &lt; p.y);</text:p>
            <text:p text:style-name="P17"><text:tab/>}</text:p>
            <text:p text:style-name="P17">};</text:p>
            <text:p text:style-name="P17"><text:s/></text:p>
            <text:p text:style-name="P17">// 2D cross product of OA and OB vectors, i.e. z-component of their 3D cross product.</text:p>
            <text:p text:style-name="P17">// Returns a positive value, if OAB makes a counter-clockwise turn,</text:p>
            <text:p text:style-name="P17">// negative for clockwise turn, and zero if the points are collinear.</text:p>
            <text:p text:style-name="P17">coord2_t cross(const Point &amp;O, const Point &amp;A, const Point &amp;B)</text:p>
            <text:p text:style-name="P17">{</text:p>
            <text:p text:style-name="P17"><text:tab/>return (A.x - O.x) * (B.y - O.y) - (A.y - O.y) * (B.x - O.x);</text:p>
            <text:p text:style-name="P17">}</text:p>
            <text:p text:style-name="P17"><text:s/></text:p>
            <text:p text:style-name="P17">// Returns a list of points on the convex hull in counter-clockwise order.</text:p>
            <text:p text:style-name="P17">// Note: the last point in the returned list is the same as the first one.</text:p>
            <text:p text:style-name="P17">vector&lt;Point&gt; convex_hull(vector&lt;Point&gt; P)</text:p>
            <text:p text:style-name="P17">{</text:p>
            <text:p text:style-name="P17"><text:tab/>int n = P.size(), k = 0;</text:p>
            <text:p text:style-name="P17"><text:tab/>vector&lt;Point&gt; H(2*n);</text:p>
            <text:p text:style-name="P17"><text:s/></text:p>
            <text:p text:style-name="P17"><text:tab/>// Sort points lexicographically</text:p>
            <text:p text:style-name="P17"><text:tab/>sort(P.begin(), P.end());</text:p>
            <text:p text:style-name="P17"><text:s/></text:p>
            <text:p text:style-name="P17"><text:tab/>// Build lower hull</text:p>
            <text:p text:style-name="P17"><text:tab/>for (int i = 0; i &lt; n; ++i) {</text:p>
            <text:p text:style-name="P17"><text:tab/><text:tab/>while (k &gt;= 2 &amp;&amp; cross(H[k-2], H[k-1], P[i]) &lt;= 0) k--;</text:p>
            <text:p text:style-name="P17"><text:tab/><text:tab/>H[k++] = P[i];</text:p>
            <text:p text:style-name="P17"><text:tab/>}</text:p>
            <text:p text:style-name="P17"><text:s/></text:p>
            <text:p text:style-name="P17"><text:tab/>// Build upper hull</text:p>
            <text:p text:style-name="P17"><text:tab/>for (int i = n-2, t = k+1; i &gt;= 0; i--) {</text:p>
            <text:p text:style-name="P17"><text:tab/><text:tab/>while (k &gt;= t &amp;&amp; cross(H[k-2], H[k-1], P[i]) &lt;= 0) k--;</text:p>
            <text:p text:style-name="P17"><text:tab/><text:tab/>H[k++] = P[i];</text:p>
            <text:p text:style-name="P17"><text:tab/>}</text:p>
            <text:p text:style-name="P17"><text:s/></text:p>
            <text:p text:style-name="P17"><text:tab/>H.resize(k);</text:p>
            <text:p text:style-name="P17"><text:tab/>return H;</text:p>
            <text:p text:style-name="P17">}</text:p>
          </table:table-cell>
        </table:table-row>
      </table:table>
      <text:h text:style-name="Text_20_body" text:outline-level="10"/>
      <text:h text:style-name="P7" text:outline-level="10">Suffix Arrays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">#include &lt;iostream&gt;</text:p>
            <text:p text:style-name="P18">#include &lt;cstdlib&gt;</text:p>
            <text:p text:style-name="P18">#include &lt;cstring&gt;</text:p>
            <text:p text:style-name="P18">#include &lt;string&gt;</text:p>
            <text:p text:style-name="P18"><text:soft-page-break/>using namespace std;</text:p>
            <text:p text:style-name="P18"/>
            <text:p text:style-name="P18">class SuffixArray{</text:p>
            <text:p text:style-name="P18"><text:s text:c="4"/>private:</text:p>
            <text:p text:style-name="P18"><text:s text:c="8"/>string *text;</text:p>
            <text:p text:style-name="P18"><text:s text:c="8"/>int length;</text:p>
            <text:p text:style-name="P18"><text:s text:c="8"/>int *index;</text:p>
            <text:p text:style-name="P18"><text:s text:c="8"/>string *suffix;</text:p>
            <text:p text:style-name="P18"><text:s text:c="4"/>public:</text:p>
            <text:p text:style-name="P18"><text:s text:c="8"/>SuffixArray(string text) {</text:p>
            <text:p text:style-name="P18"><text:s text:c="12"/>this-&gt;text = new string[text.length()]; </text:p>
            <text:p text:style-name="P18"><text:s text:c="12"/>for (int i = 0; i &lt; text.length(); i++){</text:p>
            <text:p text:style-name="P18"><text:s text:c="16"/>this-&gt;text[i] = text.substr(i, 1);</text:p>
            <text:p text:style-name="P18"><text:s text:c="12"/>} </text:p>
            <text:p text:style-name="P18"><text:s text:c="12"/>this-&gt;length = text.length();</text:p>
            <text:p text:style-name="P18"><text:s text:c="12"/>this-&gt;index = new int[length];</text:p>
            <text:p text:style-name="P18"><text:s text:c="12"/>for (int i = 0; i &lt; length; i++) {</text:p>
            <text:p text:style-name="P18"><text:s text:c="16"/>index[i] = i;</text:p>
            <text:p text:style-name="P18"><text:s text:c="12"/>}<text:tab/></text:p>
            <text:p text:style-name="P18"><text:s text:c="12"/>suffix = new string[length];</text:p>
            <text:p text:style-name="P18"><text:s text:c="8"/>}</text:p>
            <text:p text:style-name="P18"/>
            <text:p text:style-name="P18"><text:s text:c="8"/>void createSuffixArray() { <text:s text:c="2"/></text:p>
            <text:p text:style-name="P18"><text:s text:c="12"/>for(int index = 0; index &lt; length; index++){</text:p>
            <text:p text:style-name="P18"><text:s text:c="16"/>string text = "";</text:p>
            <text:p text:style-name="P18"><text:s text:c="16"/>for (int text_index = index; text_index &lt; length; text_index++) {</text:p>
            <text:p text:style-name="P18"><text:s text:c="20"/>text += this-&gt;text[text_index];</text:p>
            <text:p text:style-name="P18"><text:s text:c="16"/>} </text:p>
            <text:p text:style-name="P18"><text:s text:c="16"/>suffix[index] = text;</text:p>
            <text:p text:style-name="P18"><text:s text:c="12"/>}</text:p>
            <text:p text:style-name="P18"/>
            <text:p text:style-name="P18"><text:s text:c="12"/>int back;</text:p>
            <text:p text:style-name="P18"/>
            <text:p text:style-name="P18"><text:s text:c="12"/>for (int iteration = 1; iteration &lt; length; iteration++) <text:s/>{</text:p>
            <text:p text:style-name="P18"><text:s text:c="16"/>string key = suffix[iteration];</text:p>
            <text:p text:style-name="P18"><text:s text:c="16"/>int keyindex = index[iteration];</text:p>
            <text:p text:style-name="P18"><text:s text:c="16"/>for (back = iteration - 1; back &gt;= 0; back--){</text:p>
            <text:p text:style-name="P18"><text:s text:c="20"/>if (suffix[back].compare(key) &gt; 0) {</text:p>
            <text:p text:style-name="P18"><text:s text:c="24"/>suffix[back + 1] = suffix[back];</text:p>
            <text:p text:style-name="P18"><text:s text:c="24"/>index[back + 1] = index[back];</text:p>
            <text:p text:style-name="P18"><text:s text:c="20"/>}</text:p>
            <text:p text:style-name="P18"><text:s text:c="20"/>else{</text:p>
            <text:p text:style-name="P18"><text:s text:c="24"/>break;</text:p>
            <text:p text:style-name="P18"><text:s text:c="20"/>}</text:p>
            <text:p text:style-name="P18"><text:s text:c="16"/>}</text:p>
            <text:p text:style-name="P18"><text:soft-page-break/><text:s text:c="16"/>suffix[back + 1] = key;</text:p>
            <text:p text:style-name="P18"><text:s text:c="16"/>index[back + 1 ] = keyindex;</text:p>
            <text:p text:style-name="P18"><text:s text:c="12"/>}</text:p>
            <text:p text:style-name="P18"/>
            <text:p text:style-name="P18"><text:s text:c="12"/>cout&lt;&lt;"SUFFIX \t INDEX"&lt;&lt;endl;</text:p>
            <text:p text:style-name="P18"/>
            <text:p text:style-name="P18"><text:s text:c="12"/>for (int iterate = 0; iterate &lt; length; iterate++){</text:p>
            <text:p text:style-name="P18"><text:s text:c="16"/>cout&lt;&lt;suffix[iterate] &lt;&lt; "\t" &lt;&lt; index[iterate]&lt;&lt;endl;</text:p>
            <text:p text:style-name="P18"><text:s text:c="12"/>}</text:p>
            <text:p text:style-name="P18"><text:s text:c="8"/>}</text:p>
            <text:p text:style-name="P18">};</text:p>
            <text:p text:style-name="P18"/>
            <text:p text:style-name="P18">int main() {</text:p>
            <text:p text:style-name="P18"><text:s text:c="4"/>string text;</text:p>
            <text:p text:style-name="P18"><text:s text:c="4"/>cout&lt;&lt;"Enter the Text String: ";</text:p>
            <text:p text:style-name="P18"><text:s text:c="4"/>cin&gt;&gt;text;</text:p>
            <text:p text:style-name="P18"><text:s text:c="4"/>SuffixArray suffixarray(text);</text:p>
            <text:p text:style-name="P18"><text:s text:c="4"/>suffixarray.createSuffixArray();</text:p>
            <text:p text:style-name="P18">}</text:p>
          </table:table-cell>
        </table:table-row>
      </table:table>
      <text:h text:style-name="P10" text:outline-level="10">Sieve of Eratosthenes for finding primes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Input: an integer n &gt; 1</text:p>
            <text:p text:style-name="P18"><text:s/></text:p>
            <text:p text:style-name="P18">Let A be an array of Boolean values, indexed by integers 2 to n,</text:p>
            <text:p text:style-name="P18">initially all set to true.</text:p>
            <text:p text:style-name="P18"><text:s/></text:p>
            <text:p text:style-name="P18"><text:s/>for i = 2, 3, 4, ..., not exceeding √n:</text:p>
            <text:p text:style-name="P18"><text:s text:c="2"/>if A[i] is true:</text:p>
            <text:p text:style-name="P18"><text:s text:c="4"/>for j = i2, i2+i, i2+2i, ..., not exceeding n :</text:p>
            <text:p text:style-name="P18"><text:s text:c="6"/>A[j] := false</text:p>
            <text:p text:style-name="P18"><text:s/></text:p>
            <text:p text:style-name="P18">Output: all i such that A[i] is true.</text:p>
          </table:table-cell>
        </table:table-row>
      </table:table>
      <text:h text:style-name="Text_20_body" text:outline-level="10"/>
      <text:h text:style-name="P7" text:outline-level="10">BFS, DFS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9">1 <text:s/>procedure BFS(G,v) is</text:p>
            <text:p text:style-name="P19">2 <text:s text:c="5"/>create a queue Q</text:p>
            <text:p text:style-name="P19">3 <text:s text:c="5"/>create a set V</text:p>
            <text:p text:style-name="P19">4 <text:s text:c="5"/>add v to V</text:p>
            <text:p text:style-name="P19">5 <text:s text:c="5"/>enqueue v onto Q</text:p>
            <text:p text:style-name="P19">6 <text:s text:c="5"/>while Q is not empty loop</text:p>
            <text:p text:style-name="P19">7 <text:s text:c="8"/>t ← Q.dequeue()</text:p>
            <text:p text:style-name="P19">8 <text:s text:c="8"/>if t is what we are looking for then</text:p>
            <text:p text:style-name="P19">9 <text:s text:c="11"/>return t</text:p>
            <text:p text:style-name="P19"><text:soft-page-break/>10 <text:s text:c="7"/>end if</text:p>
            <text:p text:style-name="P19">11 <text:s text:c="7"/>for all edges e in G.adjacentEdges(t) loop</text:p>
            <text:p text:style-name="P19">12 <text:s text:c="10"/>u ← G.adjacentVertex(t,e)</text:p>
            <text:p text:style-name="P19">13 <text:s text:c="10"/>if u is not in V then</text:p>
            <text:p text:style-name="P19">14 <text:s text:c="14"/>add u to V</text:p>
            <text:p text:style-name="P19">15 <text:s text:c="14"/>enqueue u onto Q</text:p>
            <text:p text:style-name="P19">16 <text:s text:c="10"/>end if</text:p>
            <text:p text:style-name="P19">17 <text:s text:c="7"/>end loop</text:p>
            <text:p text:style-name="P19">18 <text:s text:c="4"/>end loop</text:p>
            <text:p text:style-name="P19">19 <text:s text:c="4"/>return none</text:p>
            <text:p text:style-name="P19">20 end BFS</text:p>
          </table:table-cell>
        </table:table-row>
        <table:table-row>
          <table:table-cell table:style-name="Table18.A2" office:value-type="string">
            <text:p text:style-name="P19">1 <text:s/>procedure DFS-iterative(G,v):</text:p>
            <text:p text:style-name="P19">2 <text:s text:c="5"/>let S be a stack</text:p>
            <text:p text:style-name="P19">3 <text:s text:c="5"/>S.push(v)</text:p>
            <text:p text:style-name="P19">4 <text:s text:c="5"/>while S is not empty</text:p>
            <text:p text:style-name="P19">5 <text:s text:c="11"/>v ← S.pop() </text:p>
            <text:p text:style-name="P19">6 <text:s text:c="11"/>if v is not labeled as discovered:</text:p>
            <text:p text:style-name="P19">7 <text:s text:c="15"/>label v as discovered</text:p>
            <text:p text:style-name="P19">8 <text:s text:c="15"/>for all edges from v to w in G.adjacentEdges(v) do</text:p>
            <text:p text:style-name="P19">9 <text:s text:c="19"/>S.push(w)</text:p>
          </table:table-cell>
        </table:table-row>
      </table:table>
      <text:h text:style-name="Text_20_body" text:outline-level="10"/>
      <text:h text:style-name="P7" text:outline-level="10"/>
      <text:h text:style-name="P7" text:outline-level="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3957in" fo:margin-right="0.229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Vanderson Rosario</dc:creator>
    <meta:editing-cycles>8</meta:editing-cycles>
    <meta:printed-by>Vanderson Rosario</meta:printed-by>
    <meta:print-date>2014-08-16T17:47:10.378352974</meta:print-date>
    <dc:date>2014-08-16T19:47:05.495022749</dc:date>
    <meta:editing-duration>PT27M8S</meta:editing-duration>
    <meta:document-statistic meta:table-count="18" meta:image-count="0" meta:object-count="0" meta:page-count="15" meta:paragraph-count="635" meta:word-count="2940" meta:character-count="19532" meta:non-whitespace-character-count="13321"/>
  </office:meta>
</office:document-meta>
</file>